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2260000319D2C13D659.svm"/>
  <manifest:file-entry manifest:media-type="" manifest:full-path="Pictures/20000007000042110000390EEAB7AD47.svm"/>
  <manifest:file-entry manifest:media-type="" manifest:full-path="Pictures/2000000700004F4C00002D7BFB73FE3F.svm"/>
  <manifest:file-entry manifest:media-type="" manifest:full-path="Pictures/20000007000037E6000029D7D9EF68F0.svm"/>
  <manifest:file-entry manifest:media-type="" manifest:full-path="Pictures/2000000700004F7600003F816C6B1006.svm"/>
  <manifest:file-entry manifest:media-type="" manifest:full-path="Pictures/2000000700004211000038CF9CBA2EBB.svm"/>
  <manifest:file-entry manifest:media-type="" manifest:full-path="Pictures/20000007000034C100002F0D8414FDDD.svm"/>
  <manifest:file-entry manifest:media-type="" manifest:full-path="Pictures/20000007000037BB000029AD4B2D06F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cm" svg:height="9.749cm" draw:z-index="0"><draw:image xlink:href="Pictures/2000000700004F4C00002D7BFB73FE3F.svm" xlink:type="simple" xlink:show="embed" xlink:actuate="onLoad"/></draw:frame></text:p>
      <text:p text:style-name="Standard"><draw:frame draw:style-name="fr2" draw:name="Графический объект2" text:anchor-type="paragraph" svg:width="14.266cm" svg:height="10.67cm" draw:z-index="1"><draw:image xlink:href="Pictures/20000007000037BB000029AD4B2D06F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3" text:anchor-type="paragraph" svg:width="14.31cm" svg:height="10.71cm" draw:z-index="2"><draw:image xlink:href="Pictures/20000007000037E6000029D7D9EF68F0.svm" xlink:type="simple" xlink:show="embed" xlink:actuate="onLoad"/></draw:frame><text:soft-page-break/></text:p>
      <text:p text:style-name="Standard"/>
      <text:p text:style-name="Standard"><draw:frame draw:style-name="fr1" draw:name="Графический объект4" text:anchor-type="paragraph" svg:width="17cm" svg:height="13.587cm" draw:z-index="7"><draw:image xlink:href="Pictures/2000000700004F7600003F816C6B1006.svm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Графический объект5" text:anchor-type="paragraph" svg:width="13.504cm" svg:height="12.046cm" draw:z-index="3"><draw:image xlink:href="Pictures/20000007000034C100002F0D8414FDDD.svm" xlink:type="simple" xlink:show="embed" xlink:actuate="onLoad"/></draw:frame></text:p>
      <text:p text:style-name="Standard"/>
      <text:p text:style-name="Standard"><draw:frame draw:style-name="fr2" draw:name="Графический объект6" text:anchor-type="paragraph" svg:width="14.081cm" svg:height="11.829cm" draw:z-index="4"><draw:image xlink:href="Pictures/2000000700004211000038CF9CBA2EBB.svm" xlink:type="simple" xlink:show="embed" xlink:actuate="onLoad"/></draw:frame></text:p>
      <text:p text:style-name="Standard"><draw:frame draw:style-name="fr2" draw:name="Графический объект7" text:anchor-type="paragraph" svg:width="16.912cm" svg:height="14.607cm" draw:z-index="5"><draw:image xlink:href="Pictures/20000007000042110000390EEAB7AD47.svm" xlink:type="simple" xlink:show="embed" xlink:actuate="onLoad"/></draw:frame><text:soft-page-break/></text:p>
      <text:p text:style-name="Standard"><draw:frame draw:style-name="fr3" draw:name="Графический объект8" text:anchor-type="paragraph" svg:width="13.439cm" svg:height="10.58cm" draw:z-index="6"><draw:image xlink:href="Pictures/20000007000042260000319D2C13D65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6T22:20:42.11</meta:creation-date>
    <dc:date>2019-02-27T13:21:56.32</dc:date>
    <meta:editing-duration>PT37M6S</meta:editing-duration>
    <meta:editing-cycles>3</meta:editing-cycles>
    <meta:generator>OpenOffice/4.1.6$Win32 OpenOffice.org_project/416m1$Build-9790</meta:generator>
    <meta:document-statistic meta:table-count="0" meta:image-count="8" meta:object-count="0" meta:page-count="4" meta:paragraph-count="0" meta:word-count="0" meta:character-count="0"/>
  </office:meta>
</office:document-meta>
</file>